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ru" fo:country="RU"/>
    </style:style>
  </office:automatic-styles>
  <office:body>
    <office:text text:use-soft-page-breaks="true">
      <text:p text:style-name="P1">NonConvertableFont</text:p>
      <text:p text:style-name="Normal"/>
      <text:p text:style-name="Normal"><text:span text:style-name="T2">Русский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redrg2904@osloskolen.no</meta:initial-creator>
    <dc:creator>fredrg2904@osloskolen.no</dc:creator>
    <meta:creation-date>2025-03-27T14:35:00Z</meta:creation-date>
    <dc:date>2025-03-27T14:36:00Z</dc:date>
    <meta:template xlink:href="Normal.dotm" xlink:type="simple"/>
    <meta:editing-cycles>2</meta:editing-cycles>
    <meta:editing-duration>PT60S</meta:editing-duration>
    <meta:document-statistic meta:page-count="1" meta:paragraph-count="1" meta:word-count="4" meta:character-count="28" meta:row-count="1" meta:non-whitespace-character-count="25"/>
  </office:meta>
</office:document-meta>
</file>